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198in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T1" style:family="text">
      <style:text-properties fo:color="#dcdcaa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6a9955" loext:opacity="100%"/>
    </style:style>
    <style:style style:name="T5" style:family="text">
      <style:text-properties fo:color="#d4d4d4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!/bin/bash</text:p>
      <text:p text:style-name="P2"/>
      <text:p text:style-name="P1"># Konfiguracja Git</text:p>
      <text:p text:style-name="P3"><text:span text:style-name="T1">git</text:span> <text:span text:style-name="T2">config</text:span> <text:span text:style-name="T3">--global</text:span> <text:span text:style-name="T2">user.name</text:span> <text:span text:style-name="T2">"Twoje Imię"</text:span> <text:span text:style-name="T4"># Twoje imię</text:span></text:p>
      <text:p text:style-name="P3"><text:span text:style-name="T1">git</text:span> <text:span text:style-name="T2">config</text:span> <text:span text:style-name="T3">--global</text:span> <text:span text:style-name="T2">user.email</text:span> <text:span text:style-name="T2">"twoj@email.com"</text:span> <text:span text:style-name="T4"># Twój email</text:span></text:p>
      <text:p text:style-name="P2"/>
      <text:p text:style-name="P3"><text:span text:style-name="T1">git</text:span> <text:span text:style-name="T2">init</text:span> <text:span text:style-name="T4"># Inicjalizacja repozytorium</text:span></text:p>
      <text:p text:style-name="P2"/>
      <text:p text:style-name="P3"><text:span text:style-name="T1">git</text:span> <text:span text:style-name="T2">clone</text:span> <text:span text:style-name="T5">&lt;</text:span><text:span text:style-name="T2">adres_rep</text:span>o<text:span text:style-name="T5">&gt;</text:span> <text:span text:style-name="T4"># Sklonowanie repozytorium</text:span></text:p>
      <text:p text:style-name="P3"><text:span text:style-name="T1">git</text:span> <text:span text:style-name="T2">add</text:span> <text:span text:style-name="T5">&lt;</text:span><text:span text:style-name="T2">pli</text:span>k<text:span text:style-name="T5">&gt;</text:span> <text:span text:style-name="T4"># Dodanie pliku do śledzenia</text:span></text:p>
      <text:p text:style-name="P3"><text:span text:style-name="T1">git</text:span> <text:span text:style-name="T2">add</text:span> <text:span text:style-name="T2">.</text:span> <text:span text:style-name="T4"># Dodanie wszystkich plików do śledzenia</text:span></text:p>
      <text:p text:style-name="P3"><text:span text:style-name="T1">git</text:span> <text:span text:style-name="T2">commit</text:span> <text:span text:style-name="T3">-m</text:span> <text:span text:style-name="T2">"Opis zmian"</text:span> <text:span text:style-name="T4"># Zatwierdzenie zmian w repozytorium</text:span></text:p>
      <text:p text:style-name="P3"><text:span text:style-name="T1">git</text:span> <text:span text:style-name="T2">status</text:span> <text:span text:style-name="T4"># Sprawdzenie statusu repozytorium, czy są jakieś zmiany</text:span></text:p>
      <text:p text:style-name="P2"/>
      <text:p text:style-name="P3"><text:span text:style-name="T1">git</text:span> <text:span text:style-name="T2">log</text:span> <text:span text:style-name="T4"># Wyświetlenie historii zmian</text:span></text:p>
      <text:p text:style-name="P3"><text:span text:style-name="T1">git</text:span> <text:span text:style-name="T2">log</text:span> <text:span text:style-name="T3">--oneline</text:span> <text:span text:style-name="T3">--graph</text:span> <text:span text:style-name="T3">--all</text:span> <text:span text:style-name="T3">--decorate</text:span> <text:span text:style-name="T4"># Wyświetlenie historii zmian w bardziej przejrzysty sposób, --oneline - jedna linia na commit, --graph - graficzne przedstawienie gałęzi, --all - wszystkie gałęzie, --decorate - wyświetlenie tagów i gałęzi</text:span></text:p>
      <text:p text:style-name="P2"/>
      <text:p text:style-name="P3"><text:span text:style-name="T1">git</text:span> <text:span text:style-name="T2">branch</text:span> <text:span text:style-name="T4"># Wyświetlenie listy gałęzi</text:span></text:p>
      <text:p text:style-name="P3"><text:span text:style-name="T1">git</text:span> <text:span text:style-name="T2">branch</text:span> <text:span text:style-name="T5">&lt;</text:span><text:span text:style-name="T2">nazw</text:span>a<text:span text:style-name="T5">&gt;</text:span> <text:span text:style-name="T4"># Utworzenie nowej gałęzi</text:span></text:p>
      <text:p text:style-name="P3"><text:span text:style-name="T1">git</text:span> <text:span text:style-name="T2">checkout</text:span> <text:span text:style-name="T5">&lt;</text:span><text:span text:style-name="T2">nazw</text:span>a<text:span text:style-name="T5">&gt;</text:span> <text:span text:style-name="T4"># Przełączenie się na inną gałąź</text:span></text:p>
      <text:p text:style-name="P3"><text:span text:style-name="T1">git</text:span> <text:span text:style-name="T2">switch</text:span> <text:span text:style-name="T5">&lt;</text:span><text:span text:style-name="T2">nazw</text:span>a<text:span text:style-name="T5">&gt;</text:span> <text:span text:style-name="T4"># Przełączenie się na inną gałąź, od branch różni się tym, że jest bardziej przejrzyste</text:span></text:p>
      <text:p text:style-name="P3"><text:span text:style-name="T1">git</text:span> <text:span text:style-name="T2">checkout</text:span> <text:span text:style-name="T3">-b</text:span> <text:span text:style-name="T5">&lt;</text:span><text:span text:style-name="T2">nazw</text:span>a<text:span text:style-name="T5">&gt;</text:span> <text:span text:style-name="T4"># Utworzenie nowej gałęzi i przełączenie się na nią, -b oznacza utworzenie nowej gałęzi</text:span></text:p>
      <text:p text:style-name="P3"><text:span text:style-name="T1">git</text:span> <text:span text:style-name="T2">merge</text:span> <text:span text:style-name="T5">&lt;</text:span><text:span text:style-name="T2">nazwa_gałęz</text:span>i<text:span text:style-name="T5">&gt;</text:span> <text:span text:style-name="T4"># Połączenie ostatniego commita z inną gałęzią</text:span></text:p>
      <text:p text:style-name="P3"><text:span text:style-name="T1">git</text:span> <text:span text:style-name="T2">branch</text:span> <text:span text:style-name="T3">-d</text:span> <text:span text:style-name="T5">&lt;</text:span><text:span text:style-name="T2">nazw</text:span>a<text:span text:style-name="T5">&gt;</text:span> <text:span text:style-name="T4"># Usunięcie gałęzi</text:span></text:p>
      <text:p text:style-name="P3"><text:span text:style-name="T1">git</text:span> <text:span text:style-name="T2">branch</text:span> <text:span text:style-name="T3">-D</text:span> <text:span text:style-name="T5">&lt;</text:span><text:span text:style-name="T2">nazw</text:span>a<text:span text:style-name="T5">&gt;</text:span> <text:span text:style-name="T4"># Usunięcie gałęzi pomimo niezatwierdzonych zmian</text:span></text:p>
      <text:p text:style-name="P2"/>
      <text:p text:style-name="P3"><text:span text:style-name="T1">git</text:span> <text:span text:style-name="T2">remote</text:span> <text:span text:style-name="T2">add</text:span> <text:span text:style-name="T2">origin</text:span> <text:span text:style-name="T5">&lt;</text:span><text:span text:style-name="T2">adres_rep</text:span>o<text:span text:style-name="T5">&gt;</text:span> <text:span text:style-name="T4"># Dodanie zdalnego repozytorium</text:span></text:p>
      <text:p text:style-name="P3"><text:span text:style-name="T1">git</text:span> <text:span text:style-name="T2">remote</text:span> <text:span text:style-name="T3">-v</text:span> <text:span text:style-name="T4"># Wyświetlenie listy zdalnych repozytoriów</text:span></text:p>
      <text:p text:style-name="P3"><text:span text:style-name="T1">git</text:span> <text:span text:style-name="T2">fetch</text:span> <text:span text:style-name="T4"># Pobranie zmian z zdalnego repozytorium</text:span></text:p>
      <text:p text:style-name="P3"><text:span text:style-name="T1">git</text:span> <text:span text:style-name="T2">pull</text:span> <text:span text:style-name="T4"># Pobranie i złączenie zmian z zdalnego repozytorium</text:span></text:p>
      <text:p text:style-name="P3"><text:span text:style-name="T1">git</text:span> <text:span text:style-name="T2">push</text:span> <text:span text:style-name="T2">origin</text:span> <text:span text:style-name="T5">&lt;</text:span><text:span text:style-name="T2">nazwa_gałęz</text:span>i<text:span text:style-name="T5">&gt;</text:span> <text:span text:style-name="T4"># Wysłanie zmian do zdalnego repozytorium</text:span></text:p>
      <text:p text:style-name="P2"/>
      <text:p text:style-name="P3"><text:span text:style-name="T1">git</text:span> <text:span text:style-name="T2">checkout</text:span> <text:span text:style-name="T3">--</text:span> <text:span text:style-name="T5">&lt;</text:span><text:span text:style-name="T2">pli</text:span>k<text:span text:style-name="T5">&gt;</text:span> <text:span text:style-name="T4"># Odrzucenie zmian w pliku w aktualnej gałęzi</text:span></text:p>
      <text:p text:style-name="P3"><text:span text:style-name="T1">git</text:span> <text:span text:style-name="T2">reset</text:span> <text:span text:style-name="T2">HEAD</text:span> <text:span text:style-name="T5">&lt;</text:span><text:span text:style-name="T2">pli</text:span>k<text:span text:style-name="T5">&gt;</text:span> <text:span text:style-name="T4"># Odrzucenie zmian w pliku w aktualnej gałęzi, resetuje plik do stanu przed git add </text:span></text:p>
      <text:p text:style-name="P3"><text:span text:style-name="T1">git</text:span> <text:span text:style-name="T2">revert</text:span> <text:span text:style-name="T5">&lt;</text:span><text:span text:style-name="T2">commit_i</text:span>d<text:span text:style-name="T5">&gt;</text:span> <text:span text:style-name="T4"># Cofnięcie zmian z danego commita</text:span></text:p>
      <text:p text:style-name="P2"/>
      <text:p text:style-name="P3"><text:span text:style-name="T1">git</text:span> <text:span text:style-name="T2">diff</text:span> <text:span text:style-name="T4"># Porównanie zmian w plikach</text:span></text:p>
      <text:p text:style-name="P3"><text:span text:style-name="T1">git</text:span> <text:span text:style-name="T2">diff</text:span> <text:span text:style-name="T3">--staged</text:span> <text:span text:style-name="T4"># Porównanie zmian w plikach, które zostały dodane do śledzenia, ale nie zostały zatwierdzone</text:span></text:p>
      <text:p text:style-name="P3"><text:span text:style-name="T1">git</text:span> <text:span text:style-name="T2">diff</text:span> <text:span text:style-name="T5">&lt;</text:span><text:span text:style-name="T2">commit</text:span><text:span text:style-name="T5">1&gt;</text:span> <text:span text:style-name="T5">&lt;</text:span><text:span text:style-name="T2">commit</text:span><text:span text:style-name="T5">2&gt;</text:span> <text:span text:style-name="T4"># Porównanie zmian między dwoma commitami</text:span></text:p>
      <text:p text:style-name="P2"/>
      <text:p text:style-name="P3"><text:span text:style-name="T1">git</text:span> <text:span text:style-name="T2">tag</text:span> <text:span text:style-name="T3">-a</text:span> <text:span text:style-name="T2">v1.0</text:span> <text:span text:style-name="T3">-m</text:span> <text:span text:style-name="T2">"Wersja 1.0"</text:span> <text:span text:style-name="T4"># Dodanie tagu do ostatniego commita</text:span></text:p>
      <text:p text:style-name="P3"><text:span text:style-name="T1">git</text:span> <text:span text:style-name="T2">push</text:span> <text:span text:style-name="T2">origin</text:span> <text:span text:style-name="T3">--tags</text:span> <text:span text:style-name="T4"># Wysłanie tagów do zdalnego repozytorium</text:span></text:p>
      <text:p text:style-name="P4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23:13:35.474434112</meta:creation-date>
    <meta:generator>LibreOffice/24.8.5.2$Linux_X86_64 LibreOffice_project/27b361b745d0ea8f99bc93dfcb7a39098dfa5fff</meta:generator>
    <dc:date>2025-03-11T21:04:41.059213666</dc:date>
    <meta:editing-duration>PT16M12S</meta:editing-duration>
    <meta:editing-cycles>1</meta:editing-cycles>
    <meta:document-statistic meta:table-count="0" meta:image-count="0" meta:object-count="0" meta:page-count="1" meta:paragraph-count="33" meta:word-count="349" meta:character-count="2159" meta:non-whitespace-character-count="1854"/>
  </office:meta>
</office:document-meta>
</file>